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ans1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rsid="0006caf5" officeooo:paragraph-rsid="0006caf5"/>
    </style:style>
    <style:style style:name="P4" style:family="paragraph" style:parent-style-name="Standard">
      <style:text-properties officeooo:rsid="000941c8" officeooo:paragraph-rsid="000941c8"/>
    </style:style>
    <style:style style:name="P5" style:family="paragraph" style:parent-style-name="Standard">
      <style:text-properties officeooo:rsid="000dba44" officeooo:paragraph-rsid="000dba44"/>
    </style:style>
    <style:style style:name="P6" style:family="paragraph" style:parent-style-name="Standard">
      <style:text-properties officeooo:rsid="000f8ecc" officeooo:paragraph-rsid="000f8ecc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text-properties officeooo:rsid="0012cf36" officeooo:paragraph-rsid="0012cf36"/>
    </style:style>
    <style:style style:name="P9" style:family="paragraph" style:parent-style-name="Standard">
      <style:text-properties officeooo:rsid="00165fb8" officeooo:paragraph-rsid="00165fb8"/>
    </style:style>
    <style:style style:name="P10" style:family="paragraph" style:parent-style-name="Standard">
      <style:text-properties officeooo:rsid="00167ce7" officeooo:paragraph-rsid="00167c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sh scripting.</text:p>
      <text:p text:style-name="P1">Основы написания скриптов для Bash (sh)</text:p>
      <text:p text:style-name="P2">Цель работы: <text:s/>применить на практике теоретические знания о написании скриптов для ОС семейства UNIX.</text:p>
      <text:p text:style-name="P2"/>
      <text:p text:style-name="P2">Задания для самостоятельного выполнения</text:p>
      <text:p text:style-name="Standard"/>
      <text:p text:style-name="Standard">1. Вывести топ 10 процессов по использованию памяти (RSS из ps).</text:p>
      <text:p text:style-name="Standard"/>
      <text:p text:style-name="P3">#!/bin/bash</text:p>
      <text:p text:style-name="P3"/>
      <text:p text:style-name="P3">ps aex --sort=-rss -o rss,command,pid | head -n 5</text:p>
      <text:p text:style-name="P3"/>
      <text:p text:style-name="P3">Результат работы скрипта:</text:p>
      <text:p text:style-name="P3"><text:s text:c="2"/>RSS COMMAND <text:s text:c="22"/>PID </text:p>
      <text:p text:style-name="P3">299028 /opt/google/chrome/chrome - 3467 </text:p>
      <text:p text:style-name="P3">179212 /opt/google/chrome/chrome - 3579 </text:p>
      <text:p text:style-name="P3">155108 /usr/lib/libreoffice/progra 5620 </text:p>
      <text:p text:style-name="P3">148484 skype USER=selld LANGUAGE=r 2142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Написать скрипт, который будет периодически проверять систему и посылать сигнал TERM тем процессам, которые используют памяти больше чем заданное N.</text:p>
      <text:p text:style-name="Standard"/>
      <text:p text:style-name="P4">#!/bin/bash</text:p>
      <text:p text:style-name="P4"/>
      <text:p text:style-name="P4">re='^[0-9]+$'</text:p>
      <text:p text:style-name="P4"/>
      <text:p text:style-name="P4">if ! [[ $1 =~ $re ]]; then</text:p>
      <text:p text:style-name="P4"><text:tab/>echo not a number $1</text:p>
      <text:p text:style-name="P4"><text:tab/>exit 2</text:p>
      <text:p text:style-name="P4">fi</text:p>
      <text:p text:style-name="P4"/>
      <text:p text:style-name="P4">while true </text:p>
      <text:p text:style-name="P4">do</text:p>
      <text:p text:style-name="P4"><text:tab/>declare -i i</text:p>
      <text:p text:style-name="P4"/>
      <text:p text:style-name="P4"><text:tab/>i=0</text:p>
      <text:p text:style-name="P4"/>
      <text:p text:style-name="P4"><text:tab/>for x in `ps aex --sort=-rss -o pid`</text:p>
      <text:p text:style-name="P4"><text:tab/>do</text:p>
      <text:p text:style-name="P4"><text:tab/><text:tab/>if [[ $x == PID ]]</text:p>
      <text:p text:style-name="P4"><text:tab/><text:tab/>then</text:p>
      <text:p text:style-name="P4"><text:tab/><text:tab/><text:tab/>continue</text:p>
      <text:p text:style-name="P4"><text:tab/><text:tab/>fi</text:p>
      <text:p text:style-name="P4"><text:tab/><text:tab/>pid_array[i]=$x</text:p>
      <text:p text:style-name="P4"><text:tab/><text:tab/>((++i))</text:p>
      <text:p text:style-name="P4"><text:tab/>done</text:p>
      <text:p text:style-name="P4"/>
      <text:p text:style-name="P4"><text:tab/>i=0</text:p>
      <text:p text:style-name="P4"/>
      <text:p text:style-name="P4"><text:tab/>for x in `ps aex --sort=-rss -o rss`</text:p>
      <text:p text:style-name="P4"><text:tab/>do</text:p>
      <text:p text:style-name="P4"><text:tab/><text:tab/>if [[ $x == RSS ]]</text:p>
      <text:p text:style-name="P4"><text:tab/><text:tab/>then</text:p>
      <text:p text:style-name="P4"><text:tab/><text:tab/><text:tab/>continue</text:p>
      <text:p text:style-name="P4"><text:tab/><text:tab/>fi</text:p>
      <text:p text:style-name="P4"><text:tab/><text:tab/>rss_array[i]=$x</text:p>
      <text:p text:style-name="P4"><text:tab/><text:tab/>((++i))</text:p>
      <text:p text:style-name="P4"><text:tab/>done</text:p>
      <text:p text:style-name="P4"/>
      <text:p text:style-name="P4"><text:tab/>for (( j = 0; j != ${#pid_array[@]} &amp;&amp; rss_array[j] &gt; $1; j++ )); do</text:p>
      <text:p text:style-name="P4"><text:tab/><text:tab/>kill -SIGTERM ${pid_array[j]}</text:p>
      <text:p text:style-name="P4"><text:tab/>done</text:p>
      <text:p text:style-name="P4"/>
      <text:p text:style-name="P4"><text:tab/>sleep 3600</text:p>
      <text:p text:style-name="P4">done</text:p>
      <text:p text:style-name="Standard"/>
      <text:p text:style-name="Standard"/>
      <text:p text:style-name="Standard"/>
      <text:p text:style-name="Standard"><text:soft-page-break/>3. Написать скрипт, который будет проверять, является ли входная строка правильным IP-адресом и сообщать результат.</text:p>
      <text:p text:style-name="Standard"/>
      <text:p text:style-name="P5">#!/bin/bash</text:p>
      <text:p text:style-name="P5"/>
      <text:p text:style-name="P5">IFS='.'</text:p>
      <text:p text:style-name="P5">re='^[0-9]+$'</text:p>
      <text:p text:style-name="P5"/>
      <text:p text:style-name="P5">declare -i i</text:p>
      <text:p text:style-name="P5">i=0</text:p>
      <text:p text:style-name="P5"/>
      <text:p text:style-name="P5">for nmb in $1; do</text:p>
      <text:p text:style-name="P5"/>
      <text:p text:style-name="P5"><text:tab/>if [[ $i -ge 4 ]]; then</text:p>
      <text:p text:style-name="P5"><text:tab/><text:tab/>IFS=' '</text:p>
      <text:p text:style-name="P5"><text:tab/><text:tab/>echo invalid ip $1</text:p>
      <text:p text:style-name="P5"><text:tab/><text:tab/>exit 1</text:p>
      <text:p text:style-name="P5"><text:tab/>elif ! [[ $nmb =~ $re ]]; then</text:p>
      <text:p text:style-name="P5"><text:tab/><text:tab/>IFS=' '</text:p>
      <text:p text:style-name="P5"><text:tab/><text:tab/>echo not a number error</text:p>
      <text:p text:style-name="P5"><text:tab/><text:tab/>echo invalid ip $1</text:p>
      <text:p text:style-name="P5"><text:tab/><text:tab/>exit 1</text:p>
      <text:p text:style-name="P5"><text:tab/>elif [[ $nmb -gt 255 ]]; then</text:p>
      <text:p text:style-name="P5"><text:tab/><text:tab/>IFS=' '</text:p>
      <text:p text:style-name="P5"><text:tab/><text:tab/>echo number error</text:p>
      <text:p text:style-name="P5"><text:tab/><text:tab/>echo invalid ip $1</text:p>
      <text:p text:style-name="P5"><text:tab/><text:tab/>exit 1</text:p>
      <text:p text:style-name="P5"><text:tab/>fi</text:p>
      <text:p text:style-name="P5"><text:tab/>((++i))</text:p>
      <text:p text:style-name="P5">done</text:p>
      <text:p text:style-name="P5"/>
      <text:p text:style-name="P5">IFS=' '</text:p>
      <text:p text:style-name="P5">echo valid ip $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Написать скрипт, который обрабатывает лог файл извлекая только часть лога за определённый промежуток времени. Имя лог-файла, начало и конец промежутка должны передаваться скрипт</text:p>
      <text:p text:style-name="Standard"/>
      <text:p text:style-name="P8">#!/usr/bin/python3</text:p>
      <text:p text:style-name="P8"/>
      <text:p text:style-name="P8">import sys</text:p>
      <text:p text:style-name="P8">import time</text:p>
      <text:p text:style-name="P8"/>
      <text:p text:style-name="P10">try:</text:p>
      <text:p text:style-name="P10"><text:tab/>log = open(sys.argv[1])</text:p>
      <text:p text:style-name="P10"><text:tab/>start = time.strptime(sys.argv[2], "%b %d %H:%M:%S")</text:p>
      <text:p text:style-name="P10"><text:tab/>end = time.strptime(sys.argv[3], "%b %d %H:%M:%S")</text:p>
      <text:p text:style-name="P10">except:</text:p>
      <text:p text:style-name="P10"><text:tab/>print("invalid arguments")</text:p>
      <text:p text:style-name="P10"><text:tab/>sys.exit(1)</text:p>
      <text:p text:style-name="P8"/>
      <text:p text:style-name="P8">for line in log:</text:p>
      <text:p text:style-name="P8"><text:tab/>str_split = line.split()</text:p>
      <text:p text:style-name="P8"><text:tab/>line_time = time.strptime(str_split[0] + ' ' + str_split[1] + ' ' + str_split[2] , "%b %d %H:%M:%S")</text:p>
      <text:p text:style-name="P8"><text:tab/>if line_time &gt; start and line_time &lt; end:</text:p>
      <text:p text:style-name="P8"><text:tab/><text:tab/>print(line)</text:p>
      <text:p text:style-name="P8"/>
      <text:p text:style-name="P8">log.close()</text:p>
      <text:p text:style-name="P8"/>
      <text:p text:style-name="P9">Результаты работы скрипта:</text:p>
      <text:p text:style-name="P8">selld@selld-Lenovo-G580:~$ ./time_log.py /var/log/syslog "Dec 15 14:30:40" "Dec 15 14:31:44"</text:p>
      <text:p text:style-name="P8">Dec 15 14:31:41 selld-Lenovo-G580 AptDaemon.Worker: INFO: Processing transaction /org/debian/apt/transaction/926e77e44a094b6a91669ae5beeeb3d6</text:p>
      <text:p text:style-name="P8"><text:s/></text:p>
      <text:p text:style-name="P8">Dec 15 14:31:41 selld-Lenovo-G580 AptDaemon.Worker: INFO: Finished transaction /org/debian/apt/transaction/e590d591deff42749ddcf496cbac30ce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Вывести список всех расширений файлов и количество файлов с таким расширением в указанном каталоге и всех подкаталогах. Формат вывода построчный (&lt;расширение&gt; - &lt;количество&gt;)</text:p>
      <text:p text:style-name="Standard"/>
      <text:p text:style-name="P6">#!/bin/bash</text:p>
      <text:p text:style-name="P6"/>
      <text:p text:style-name="P6">if ! [[ -d $1 ]]; then</text:p>
      <text:p text:style-name="P6"><text:tab/>echo not a directory $1</text:p>
      <text:p text:style-name="P6"><text:tab/>exit 1</text:p>
      <text:p text:style-name="P6">fi</text:p>
      <text:p text:style-name="P6"/>
      <text:p text:style-name="P6">cd $1</text:p>
      <text:p text:style-name="P6"/>
      <text:p text:style-name="P6">declare -i j</text:p>
      <text:p text:style-name="P6">declare -a suffixes_arr</text:p>
      <text:p text:style-name="P6">declare -a count_arr</text:p>
      <text:p text:style-name="P6"/>
      <text:p text:style-name="P6">j=0</text:p>
      <text:p text:style-name="P6"/>
      <text:p text:style-name="P6">is_in_array(){</text:p>
      <text:p text:style-name="P6"><text:tab/>for (( i = 0; i != ${#suffixes_arr[@]}; i++ )); do</text:p>
      <text:p text:style-name="P6"><text:tab/><text:tab/>if [[ $1 == ${suffixes_arr[i]} ]]; then</text:p>
      <text:p text:style-name="P6"><text:tab/><text:tab/><text:tab/>((++count_arr[i]))</text:p>
      <text:p text:style-name="P6"><text:tab/><text:tab/><text:tab/>return</text:p>
      <text:p text:style-name="P6"><text:tab/><text:tab/>fi</text:p>
      <text:p text:style-name="P6"><text:tab/>done</text:p>
      <text:p text:style-name="P6"><text:tab/>suffixes_arr[j]=$1</text:p>
      <text:p text:style-name="P6"><text:tab/>count_arr[j]=1</text:p>
      <text:p text:style-name="P6"><text:tab/>((++j))</text:p>
      <text:p text:style-name="P6">}</text:p>
      <text:p text:style-name="P6"/>
      <text:p text:style-name="P6">for file in `find -type f`; do</text:p>
      <text:p text:style-name="P6"><text:tab/>suffix=`basename $file | egrep "\." | cut -d'.' -f2`</text:p>
      <text:p text:style-name="P6"><text:tab/>if ! [[ -n $suffix ]]; then</text:p>
      <text:p text:style-name="P6"><text:tab/><text:tab/>suffix="no_extension"</text:p>
      <text:p text:style-name="P6"><text:tab/>fi</text:p>
      <text:p text:style-name="P6"><text:tab/>is_in_array $suffix</text:p>
      <text:p text:style-name="P6">done</text:p>
      <text:p text:style-name="P6">for (( i = 0; i != j; i++ )); do</text:p>
      <text:p text:style-name="P6"><text:tab/>echo ${suffixes_arr[i]} ${count_arr[i]}</text:p>
      <text:p text:style-name="P6">done</text:p>
      <text:p text:style-name="P6"/>
      <text:p text:style-name="P6">Результаты вызова:</text:p>
      <text:p text:style-name="P6">selld@selld-Lenovo-G580:~/code$ ./files_7.sh sysprog/interpretator </text:p>
      <text:p text:style-name="P6">c 7 </text:p>
      <text:p text:style-name="P6">h 9 </text:p>
      <text:p text:style-name="P6">no_extension 11 </text:p>
      <text:p text:style-name="P6">o 7 </text:p>
      <text:p text:style-name="P6">so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FreeSans1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WenQuanYi Micro Hei" style:font-family-asian="'WenQuanYi Micro Hei'" style:font-pitch-asian="variable" style:font-size-asian="12pt" style:language-asian="zh" style:country-asian="CN" style:font-name-complex="Lohit Hindi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1" style:font-family-complex="'Lohit Hindi'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09:41:38</meta:creation-date>
    <meta:editing-duration>P2171DT10H45M32S</meta:editing-duration>
    <dc:date>2014-12-15T15:08:29.045597831</dc:date>
    <meta:generator>LibreOffice/4.2.7.2$Linux_X86_64 LibreOffice_project/420m0$Build-2</meta:generator>
    <meta:editing-cycles>13</meta:editing-cycles>
    <meta:document-statistic meta:table-count="0" meta:image-count="0" meta:object-count="0" meta:page-count="5" meta:paragraph-count="135" meta:word-count="523" meta:character-count="3464" meta:non-whitespace-character-count="2933"/>
  </office:meta>
</office:document-meta>
</file>